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20176408F1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735cm" svg:x="1cm" svg:y="1cm">
          <draw:image xlink:href="Pictures/10000000000003150000020176408F1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18T07:10:06</dc:date>
    <meta:generator>NeoOffice/3.2015$Unix OpenOffice.org_project/</meta:generator>
    <meta:editing-duration>PT00H14M49S</meta:editing-duration>
    <meta:editing-cycles>18</meta:editing-cycles>
    <meta:document-statistic meta:object-count="1"/>
  </office:meta>
</office:document-meta>
</file>